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25cm" fo:min-width="18.042cm"/>
    </style:style>
    <style:style style:name="P1" style:family="paragraph">
      <style:paragraph-properties fo:text-align="center"/>
      <style:text-properties fo:font-size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542cm" svg:height="3.175cm" svg:x="1.508cm" svg:y="1.381cm">
          <text:p text:style-name="P1">Email: something@something.co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542cm" svg:height="3.175cm" svg:x="1.508cm" svg:y="4.981cm">
          <text:p text:style-name="P1">Wifi Password: *******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542cm" svg:height="3.175cm" svg:x="1.508cm" svg:y="8.581cm">
          <text:p text:style-name="P1">Connect To Network: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542cm" svg:height="3.175cm" svg:x="1.508cm" svg:y="12.181cm">
          <text:p text:style-name="P1">Connect To Network: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8:34:47.441508190</meta:creation-date>
    <meta:generator>LibreOffice/6.0.7.3$Linux_X86_64 LibreOffice_project/00m0$Build-3</meta:generator>
    <dc:date>2019-03-13T18:36:37.666088974</dc:date>
    <meta:editing-duration>PT1M50S</meta:editing-duration>
    <meta:editing-cycles>1</meta:editing-cycles>
    <meta:document-statistic meta:object-count="4"/>
  </office:meta>
</office:document-meta>
</file>